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ffe6d" officeooo:paragraph-rsid="001ffe6d"/>
    </style:style>
    <style:style style:name="P2" style:family="paragraph" style:parent-style-name="Standard">
      <style:text-properties officeooo:rsid="001ffe6d" officeooo:paragraph-rsid="002003c7"/>
    </style:style>
    <style:style style:name="P3" style:family="paragraph" style:parent-style-name="Standard">
      <style:text-properties officeooo:rsid="002003c7" officeooo:paragraph-rsid="002003c7"/>
    </style:style>
    <style:style style:name="P4" style:family="paragraph" style:parent-style-name="Heading_20_1">
      <style:text-properties officeooo:paragraph-rsid="00239863"/>
    </style:style>
    <style:style style:name="P5" style:family="paragraph" style:parent-style-name="Standard">
      <style:text-properties officeooo:rsid="001ffe6d" officeooo:paragraph-rsid="002550dc"/>
    </style:style>
    <style:style style:name="P6" style:family="paragraph" style:parent-style-name="Standard">
      <style:text-properties officeooo:rsid="001ffe6d" officeooo:paragraph-rsid="00271b17"/>
    </style:style>
    <style:style style:name="P7" style:family="paragraph">
      <style:paragraph-properties fo:text-align="center"/>
    </style:style>
    <style:style style:name="P8" style:family="paragraph">
      <style:paragraph-properties fo:text-align="center"/>
      <style:text-properties fo:font-size="12pt"/>
    </style:style>
    <style:style style:name="P9" style:family="paragraph">
      <style:paragraph-properties fo:text-align="center"/>
      <style:text-properties fo:font-size="24pt" style:font-size-asian="24pt" style:font-size-complex="24pt"/>
    </style:style>
    <style:style style:name="P10" style:family="paragraph">
      <style:paragraph-properties fo:text-align="center"/>
      <style:text-properties fo:font-size="18pt" style:font-size-asian="18pt" style:font-size-complex="18pt"/>
    </style:style>
    <style:style style:name="P11" style:family="paragraph">
      <style:text-properties fo:font-size="24pt" style:font-size-asian="24pt" style:font-size-complex="24pt"/>
    </style:style>
    <style:style style:name="P12" style:family="paragraph"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003c7" style:font-weight-asian="bold" style:font-weight-complex="bold"/>
    </style:style>
    <style:style style:name="T3" style:family="text">
      <style:text-properties officeooo:rsid="001ffe6d"/>
    </style:style>
    <style:style style:name="T4" style:family="text">
      <style:text-properties style:text-line-through-style="solid" style:text-line-through-type="single"/>
    </style:style>
    <style:style style:name="T5" style:family="text">
      <style:text-properties officeooo:rsid="002003c7"/>
    </style:style>
    <style:style style:name="T6" style:family="text">
      <style:text-properties officeooo:rsid="00239863"/>
    </style:style>
    <style:style style:name="T7" style:family="text">
      <style:text-properties officeooo:rsid="002550dc"/>
    </style:style>
    <style:style style:name="T8" style:family="text">
      <style:text-properties officeooo:rsid="00271b17"/>
    </style:style>
    <style:style style:name="T9" style:family="text">
      <style:text-properties fo:font-size="24pt" style:font-size-asian="24pt" style:font-size-complex="24pt"/>
    </style:style>
    <style:style style:name="T10" style:family="text">
      <style:text-properties fo:font-size="18pt" style:font-size-asian="18pt" style:font-size-complex="18pt"/>
    </style:style>
    <style:style style:name="T11" style:family="text">
      <style:text-properties fo:font-size="16pt" style:font-size-asian="16pt" style:font-size-complex="16pt"/>
    </style:style>
    <style:style style:name="T12" style:family="text">
      <style:text-properties fo:font-size="14pt" style:font-size-asian="14pt" style:font-size-complex="14pt"/>
    </style:style>
    <style:style style:name="T13" style:family="text">
      <style:text-properties fo:font-size="10pt" style:font-size-asian="10pt" style:font-size-complex="10pt"/>
    </style:style>
    <style:style style:name="T14" style:family="text">
      <style:text-properties fo:font-size="18pt" fo:font-weight="bold" style:font-size-asian="18pt" style:font-weight-asian="bold" style:font-size-complex="18pt" style:font-weight-complex="bold"/>
    </style:style>
    <style:style style:name="T15" style:family="text">
      <style:text-properties fo:font-size="12pt" fo:font-weight="normal" style:font-size-asian="12pt" style:font-weight-asian="normal" style:font-size-complex="12pt" style:font-weight-complex="normal"/>
    </style:style>
    <style:style style:name="T16" style:family="text">
      <style:text-properties fo:font-size="12pt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-color="#ff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2.0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2.02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fo:min-height="3.00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fill-color="#ccffcc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fill-color="#ff3333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none" svg:stroke-color="#000000" draw:fill="none" draw:fill-color="#ffffff" fo:min-height="2.85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none" svg:stroke-color="#000000" draw:fill="none" draw:fill-color="#ffffff" fo:min-height="1.6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stroke="none" svg:stroke-color="#000000" draw:fill="none" draw:fill-color="#ffffff" fo:min-height="1.16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stroke="none" svg:stroke-color="#000000" draw:fill="none" draw:fill-color="#ffffff" fo:min-height="1.10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stroke="none" svg:stroke-color="#000000" draw:fill="none" draw:fill-color="#ffffff" fo:min-height="0.76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stroke="none" svg:stroke-color="#000000" draw:fill="none" draw:fill-color="#ffffff" fo:min-height="0.50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stroke="none" svg:stroke-color="#000000" draw:fill="none" draw:fill-color="#ffffff" fo:min-height="0.3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draw:stroke="none" svg:stroke-color="#000000" draw:fill="none" draw:fill-color="#ffffff" fo:min-height="0.88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draw:stroke="none" svg:stroke-color="#000000" draw:fill="none" draw:fill-color="#ffffff" fo:min-height="0.56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draw:stroke="none" svg:stroke-color="#000000" draw:fill="none" draw:fill-color="#ffffff" fo:min-height="0.57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text:anchor-type="paragraph" draw:z-index="10" draw:style-name="gr8" draw:text-style-name="P7" svg:width="6.605cm" svg:height="2.858cm" draw:transform="rotate (-0.767944870877505) translate (12.0156111111111cm -0.428625cm)"><draw:text-box><text:p text:style-name="P7"><text:span text:style-name="T9">Инфраструктура</text:span></text:p><text:p text:style-name="P7"><text:span text:style-name="T12">(сайты, площадки для совместной работы, форумы, блоги, каналы)</text:span></text:p></draw:text-box></draw:frame><draw:ellipse text:anchor-type="paragraph" draw:z-index="0" draw:style-name="gr1" draw:text-style-name="P7" svg:width="17.252cm" svg:height="17.379cm" svg:x="0.002cm" svg:y="-1.062cm"><text:p/></draw:ellipse><draw:ellipse text:anchor-type="paragraph" draw:z-index="9" draw:style-name="gr7" draw:text-style-name="P8" svg:width="3.961cm" svg:height="3.982cm" svg:x="6.685cm" svg:y="5.671cm"><text:p/></draw:ellipse><draw:frame text:anchor-type="paragraph" draw:z-index="5" draw:style-name="gr3" draw:text-style-name="P9" svg:width="6.848cm" svg:height="2.015cm" draw:transform="rotate (0.837758040957278) translate (0.606777777777778cm 4.86656944444444cm)"><draw:text-box><text:p text:style-name="P7"><text:span text:style-name="T9">Разработка </text:span><text:span text:style-name="T10">(программирование)</text:span></text:p></draw:text-box></draw:frame><draw:line text:anchor-type="paragraph" draw:z-index="3" draw:style-name="gr1" draw:text-style-name="P7" svg:x1="8.617cm" svg:y1="-1.062cm" svg:x2="8.617cm" svg:y2="2.24cm"><text:p/></draw:line><draw:frame text:anchor-type="paragraph" draw:z-index="11" draw:style-name="gr9" draw:text-style-name="P10" svg:width="4.049cm" svg:height="2.442cm" svg:x="6.685cm" svg:y="6.214cm"><draw:text-box><text:p text:style-name="P7"><text:span text:style-name="T10">Идеология</text:span></text:p><text:p text:style-name="P7"><text:span text:style-name="T12">Деньги создаются только на основе реального труда</text:span></text:p></draw:text-box></draw:frame></text:p>
      <text:p text:style-name="Standard"/>
      <text:p text:style-name="Standard"/>
      <text:p text:style-name="Standard"/>
      <text:p text:style-name="Standard"><draw:ellipse text:anchor-type="paragraph" draw:z-index="1" draw:style-name="gr2" draw:text-style-name="P8" svg:width="10.584cm" svg:height="10.838cm" svg:x="3.367cm" svg:y="0.293cm"><text:p/></draw:ellipse><draw:frame text:anchor-type="paragraph" draw:z-index="12" draw:style-name="gr10" draw:text-style-name="P9" svg:width="4.007cm" svg:height="1.38cm" svg:x="6.685cm" svg:y="0.42cm"><draw:text-box><text:p text:style-name="P7"><text:span text:style-name="T9">CTO</text:span></text:p><text:p text:style-name="P7"><text:span text:style-name="T13">CIO, CIO, CSO, CISO</text:span></text:p></draw:text-box></draw:frame></text:p>
      <text:p text:style-name="Standard"/>
      <text:p text:style-name="Standard"/>
      <text:p text:style-name="Standard"/>
      <text:p text:style-name="Standard"><draw:ellipse text:anchor-type="paragraph" draw:z-index="8" draw:style-name="gr6" draw:text-style-name="P8" svg:width="7.286cm" svg:height="7.01cm" svg:x="4.976cm" svg:y="0.187cm"><text:p/></draw:ellipse><draw:frame text:anchor-type="paragraph" draw:z-index="14" draw:style-name="gr12" draw:text-style-name="P12" svg:width="3.557cm" svg:height="1.706cm" svg:x="6.881cm" svg:y="0.071cm"><draw:text-box draw:corner-radius="9.999cm"><text:p text:style-name="P7"><text:span text:style-name="T14">Совет</text:span></text:p><text:p text:style-name="P7"><text:span text:style-name="T15">Председатель совета (Leader)</text:span></text:p></draw:text-box></draw:frame></text:p>
      <text:p text:style-name="Standard"/>
      <text:p text:style-name="Standard"><draw:frame text:anchor-type="paragraph" draw:z-index="17" draw:style-name="gr15" draw:text-style-name="P7" svg:width="2.583cm" svg:height="0.976cm" draw:transform="rotate (1.06465084371654) translate (4.98475cm 2.58586111111111cm)"><draw:text-box><text:p text:style-name="P7">технический комитет</text:p></draw:text-box></draw:frame></text:p>
      <text:p text:style-name="Standard"/>
      <text:p text:style-name="Standard"><draw:frame text:anchor-type="paragraph" draw:z-index="16" draw:style-name="gr14" draw:text-style-name="P8" svg:width="0.913cm" svg:height="0.489cm" draw:transform="rotate (-1.06395271201574) translate (11.1301388888889cm 0.229305555555556cm)"><draw:text-box><text:p text:style-name="P7"><text:span text:style-name="T16">CTO</text:span></text:p></draw:text-box></draw:frame></text:p>
      <text:p text:style-name="Standard"/>
      <text:p text:style-name="Standard"/>
      <text:p text:style-name="Standard"><draw:line text:anchor-type="paragraph" draw:z-index="2" draw:style-name="gr1" draw:text-style-name="P7" svg:x1="0.002cm" svg:y1="0.293cm" svg:x2="17.253cm" svg:y2="0.357cm"><text:p/></draw:line></text:p>
      <text:p text:style-name="Standard"><draw:frame text:anchor-type="paragraph" draw:z-index="19" draw:style-name="gr17" draw:text-style-name="P7" svg:width="2.731cm" svg:height="0.572cm" draw:transform="rotate (-2.35619449019234) translate (11.9362361111111cm 0.649111111111111cm)"><draw:text-box><text:p text:style-name="P7">старейшины</text:p></draw:text-box></draw:frame><draw:frame text:anchor-type="paragraph" draw:z-index="18" draw:style-name="gr16" draw:text-style-name="P7" svg:width="2.054cm" svg:height="0.569cm" draw:transform="rotate (2.32128790515246) translate (6.99734722222222cm 2.37066666666667cm)"><draw:text-box><text:p text:style-name="P7">директора</text:p></draw:text-box></draw:frame></text:p>
      <text:p text:style-name="Standard"><draw:frame text:anchor-type="paragraph" draw:z-index="7" draw:style-name="gr5" draw:text-style-name="P7" svg:width="6.892cm" svg:height="3.006cm" draw:transform="skewX (-8.98480670471463E-017) rotate (2.37364778271229) translate (5.50686111111111cm 7.33777777777778cm)"><draw:text-box><text:p text:style-name="P7"><text:span text:style-name="T9">Люди</text:span></text:p><text:p text:style-name="P7"><text:span text:style-name="T11">Поиск, привлечение и мотивирование людей</text:span></text:p></draw:text-box></draw:frame><draw:frame text:anchor-type="paragraph" draw:z-index="6" draw:style-name="gr4" draw:text-style-name="P10" svg:width="7.203cm" svg:height="2.022cm" draw:transform="rotate (-2.30383461263251) translate (16.7393055555556cm 1.56104166666667cm)"><draw:text-box><text:p text:style-name="P7"><text:span text:style-name="T9">Продажи</text:span></text:p><text:p text:style-name="P7"><text:span text:style-name="T10">(привлечение инвесторов)</text:span></text:p></draw:text-box></draw:frame></text:p>
      <text:p text:style-name="Standard"/>
      <text:p text:style-name="Standard"/>
      <text:p text:style-name="Standard"><draw:frame text:anchor-type="paragraph" draw:z-index="15" draw:style-name="gr13" draw:text-style-name="P7" svg:width="1.101cm" svg:height="0.509cm" svg:x="8.045cm" svg:y="0.25cm"><draw:text-box><text:p text:style-name="P7">CEO</text:p></draw:text-box></draw:frame></text:p>
      <text:p text:style-name="Standard"/>
      <text:p text:style-name="Standard"><draw:frame text:anchor-type="paragraph" draw:z-index="13" draw:style-name="gr11" draw:text-style-name="P11" svg:width="3.641cm" svg:height="1.784cm" svg:x="6.777cm" svg:y="0.381cm"><draw:text-box><text:p text:style-name="P7"><text:span text:style-name="T9">CEO</text:span></text:p><text:p text:style-name="P7"><text:span text:style-name="T13">CVO, CFO, CCO,</text:span></text:p><text:p text:style-name="P7"><text:span text:style-name="T13">CMO, CAO, COO</text:span></text:p></draw:text-box></draw:frame></text:p>
      <text:p text:style-name="Standard"/>
      <text:p text:style-name="Standard"/>
      <text:p text:style-name="Standard"/>
      <text:p text:style-name="Standard"><draw:line text:anchor-type="paragraph" draw:z-index="4" draw:style-name="gr1" draw:text-style-name="P7" svg:x1="8.659cm" svg:y1="0.42cm" svg:x2="8.723cm" svg:y2="3.659cm"><text:p/></draw:lin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1" text:outline-level="1">Level0. Идеология</text:h>
      <text:p text:style-name="P1"/>
      <text:p text:style-name="P1"><text:span text:style-name="T1">Основатель</text:span> (Founder) - выполняет роль лидера до первых выборов.</text:p>
      <text:p text:style-name="P1"/>
      <text:h text:style-name="P4" text:outline-level="1"><text:span text:style-name="T3">Level</text:span>1. Совет <text:span text:style-name="T6">(council)</text:span></text:h>
      <text:p text:style-name="P2"><text:span text:style-name="T2">Совет</text:span><text:span text:style-name="T5"> -</text:span> <text:span text:style-name="T5">в</text:span>ысший орган принятия решений. <text:span text:style-name="T5">Совет </text:span>определяет общую стратегию развития проекта, принимает решения на высшем уровне.</text:p>
      <text:p text:style-name="P2"/>
      <text:p text:style-name="P5"><text:span text:style-name="T1">Лидер</text:span> (Leader) - председатель совета. Избирается ежегодно. <text:span text:style-name="T5">Основное назначение лидера - координация и коммуникация. Обязанностью лидера является исполнение предписаний совета.</text:span></text:p>
      <text:p text:style-name="P2"/>
      <text:h text:style-name="Heading_20_1" text:outline-level="1"><text:soft-page-break/>Level2. CTO &amp; CEO</text:h>
      <text:p text:style-name="P3">Проект условно разделен на внутреннюю и внешнюю части. Управлением процессом разработки (внутренняя часть) отвечает CTO. Обеспечением связью с общественностью отвечает CEO. <text:span text:style-name="T7">CEO и CTO находятся в прямом подчинении лидера.</text:span></text:p>
      <text:p text:style-name="P3"/>
      <text:p text:style-name="P3"><text:span text:style-name="T1">CEO</text:span> выполняет внешнюю функцию, представляет проект. В его обязанности входят переговоры и презентации, сопровождение выставок, - всё для налаживания хороших отношений с различными организациями и компаниями.</text:p>
      <text:p text:style-name="P3"/>
      <text:p text:style-name="P3"><text:span text:style-name="T1">CTO</text:span> обеспечивает внутреннюю функцию - управляет и направляет проект. CTO проекта должен общаться с разработчиками (особенно с уполномоченными) для того, чтобы помогать их работе. </text:p>
      <text:p text:style-name="P1"/>
      <text:h text:style-name="Heading_20_1" text:outline-level="1">CTO - Разработка и инфраструктура</text:h>
      <text:p text:style-name="P1"/>
      <text:p text:style-name="P1"><text:span text:style-name="T1">CTO</text:span> (Chief technical officer или Chief technology officer) — технический директор — руководящая должность в западных компаниях, соответствует русскому «главный инженер». Один из руководителей корпорации, отвечающий за её развитие и разработку новых продуктов; в его ведении обычно находится вся технологическая часть производства.</text:p>
      <text:p text:style-name="P1"/>
      <text:p text:style-name="P1"><text:span text:style-name="T1">CIO</text:span> (Chief Information Officer) — менеджер по информатизации (главный), директор по информационным технологиям (сотрудник корпорации, исполнитель высшего ранга, отвечающий за приобретение и внедрение новых технологий, управление информационными ресурсами). Наиболее точно данному понятию на русском языке соответствуют «IT-директор», «Директор департамента информационных технологий», «Заместитель генерального директора по ИТ».</text:p>
      <text:p text:style-name="P1"/>
      <text:p text:style-name="P1"><text:span text:style-name="T1">CSO</text:span> (Chief Security Officer) — руководитель отдела безопасности, (главный) директор по безопасности организации.</text:p>
      <text:p text:style-name="P1"/>
      <text:p text:style-name="P1"><text:span text:style-name="T1">CISO</text:span> (Chief Information Security Officer) — руководитель отдела IT-безопасности, (главный) директор по IT-безопасности. CISO может подчиняться как CIO, так и CSO.</text:p>
      <text:p text:style-name="P1"/>
      <text:p text:style-name="P1"/>
      <text:h text:style-name="Heading_20_1" text:outline-level="1">CEO - Люди, продвижение и финансы</text:h>
      <text:p text:style-name="P1"/>
      <text:p text:style-name="P1"><text:span text:style-name="T1">CEO</text:span> (Chief Executive Officer) дословно — главный исполнительный директор — высшее должностное лицо компании (генеральный директор, <text:span text:style-name="T4">председатель правления</text:span>, президент, руководитель). <text:span text:style-name="T4">Определяет общую стратегию предприятия, принимает решения на высшем уровне</text:span>, выполняет представительские обязанности.</text:p>
      <text:p text:style-name="P1"/>
      <text:p text:style-name="P1"><text:span text:style-name="T1">CFO</text:span> (Chief Financial Officer) — финансовый директор — один из высших управленцев компании, ответственный за управление финансовыми потоками бизнеса, за финансовое планирование и отчётность. Определяет финансовую политику организации, разрабатывает и осуществляет меры по обеспечению ее финансовой устойчивости. Руководит работой по управлению финансами исходя из стратегических целей и перспектив развития организации, по определению источников финансирования с учетом рыночной конъюнктуры. В типичной схеме управления компанией занимает пост вице-президента по финансам и подотчётен <text:soft-page-break/>президенту компании или генеральному директору. Часто является членом совета директоров.</text:p>
      <text:p text:style-name="P1"/>
      <text:p text:style-name="P1"><text:span text:style-name="T1">СVO</text:span> (Chief Visionary Officer) — исполнительный директор, один из высших управленцев компании. В типичной схеме управления компанией занимает пост вице-президента и подотчётен президенту компании или генеральному директору. Часто является членом совета директоров.</text:p>
      <text:p text:style-name="P1"/>
      <text:p text:style-name="P1"><text:span text:style-name="T1">COO</text:span> (Chief Operating Officer) — главный операционный директор; один из руководителей учреждения, отвечающий за повседневные операции, за текущую деятельность. В русском языке и бизнесе этому понятию соответствует должность «исполнительный директор».</text:p>
      <text:p text:style-name="P1"/>
      <text:p text:style-name="P1"><text:span text:style-name="T1">CMO</text:span> (Chief Marketing Officer) — директор по маркетингу/коммерческий директор, руководитель, относящийся к категории топ-менеджмента, высшего руководства предприятия. Определяет маркетинговую стратегию предприятия, принимает решения на высшем уровне, руководит работой маркетинговой службы предприятия.</text:p>
      <text:p text:style-name="P1"/>
      <text:p text:style-name="P1"><text:span text:style-name="T1">CAO</text:span> (Chief Accounting Officer) — главный бухгалтер. Руководитель, относящийся к категории топ-менеджмента, высшего руководства предприятия. Отвечает за все аспекты бухгалтерской работы.</text:p>
      <text:p text:style-name="P1"/>
      <text:p text:style-name="P1"/>
      <text:p text:style-name="P1"/>
      <text:p text:style-name="P1"/>
      <text:p text:style-name="P6">Обратите внимание. Для CEO я вычеркнул "председатель правления" и "Определяет общую стратегию предприятия, принимает решения на высшем уровне". Высший орган принятия решений - это совет, который голосованием определяет стратегические решения.</text:p>
      <text:p text:style-name="P6"/>
      <text:p text:style-name="P6"><text:span text:style-name="T8">В</text:span>се стратегические решения <text:span text:style-name="T8">пока</text:span> буду принимать <text:span text:style-name="T8">я</text:span>, как основатель и идеолог проекта проекта LibreMoney. До момента первых выборов лидером так же буду <text:span text:style-name="T8">я</text:span>.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de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rof1983 </meta:initial-creator>
    <meta:creation-date>2014-09-07T14:41:30.234897499</meta:creation-date>
    <dc:date>2014-09-07T21:01:31.790034939</dc:date>
    <dc:creator>prof1983 </dc:creator>
    <meta:editing-duration>PT25M46S</meta:editing-duration>
    <meta:editing-cycles>6</meta:editing-cycles>
    <meta:generator>LibreOffice/4.2.6.3$Linux_X86_64 LibreOffice_project/420m0$Build-3</meta:generator>
    <meta:document-statistic meta:table-count="0" meta:image-count="0" meta:object-count="0" meta:page-count="3" meta:paragraph-count="23" meta:word-count="533" meta:character-count="4484" meta:non-whitespace-character-count="3960"/>
  </office:meta>
</office:document-meta>
</file>